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15M2.000S" table:style-name="ce9">
            <text:p>11:15:02</text:p>
          </table:table-cell>
          <table:table-cell office:value-type="string" table:style-name="ce12">
            <text:p>Last</text:p>
          </table:table-cell>
          <table:table-cell office:value-type="time" office:time-value="PT11H17M2.000S" table:style-name="ce9">
            <text:p>11:17:0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1999999999999993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0.739999999999995" table:style-name="ce14">
            <text:p>40.7</text:p>
          </table:table-cell>
          <table:table-cell office:value-type="float" office:value="11.88" table:style-name="ce14">
            <text:p>11.9</text:p>
          </table:table-cell>
          <table:table-cell office:value-type="float" office:value="0.06" table:style-name="ce14">
            <text:p>0.1</text:p>
          </table:table-cell>
          <table:table-cell office:value-type="float" office:value="47.3" table:style-name="ce14">
            <text:p>47.3</text:p>
          </table:table-cell>
          <table:table-cell office:value-type="float" office:value="52.620000000000005" table:style-name="ce14">
            <text:p>52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6.2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.7" table:style-name="ce14">
            <text:p>78.7</text:p>
          </table:table-cell>
          <table:table-cell office:value-type="float" office:value="19.5" table:style-name="ce14">
            <text:p>19.5</text:p>
          </table:table-cell>
          <table:table-cell office:value-type="float" office:value="0.3" table:style-name="ce14">
            <text:p>0.3</text:p>
          </table:table-cell>
          <table:table-cell office:value-type="float" office:value="98.2" table:style-name="ce14">
            <text:p>98.2</text:p>
          </table:table-cell>
          <table:table-cell office:value-type="float" office:value="95.4" table:style-name="ce14">
            <text:p>95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635H16M32.000S" table:style-name="ce9">
            <text:p>11:16:3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317623956799217" table:style-name="ce14">
            <text:p>1.9</text:p>
          </table:table-cell>
          <table:table-cell office:value-type="float" office:value="1.6414141414141412" table:style-name="ce14">
            <text:p>1.6</text:p>
          </table:table-cell>
          <table:table-cell office:value-type="float" office:value="5" table:style-name="ce14">
            <text:p>5.0</text:p>
          </table:table-cell>
          <table:table-cell office:value-type="float" office:value="2.0761099365750528" table:style-name="ce14">
            <text:p>2.1</text:p>
          </table:table-cell>
          <table:table-cell office:value-type="float" office:value="1.8129988597491447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3.24799999999999" table:style-name="ce13">
            <text:p>16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7T00:00:00" table:style-name="ce5">
            <text:p>27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15.010S" table:style-name="ce6">
            <text:p>00:11: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4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6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39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7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1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59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79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28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310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7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54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50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286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5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99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64150 0 258850 104341225 13527 2 1683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27459 0 56255 26083258 2737 2 1056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66961 0 76058 26067278 4849 0 195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48456 0 79618 26065188 1591 0 17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21272 0 46918 26125499 4349 0 25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0761156 49 1905 0 0 0 0 2 0 1 0 0 0 2003 0 128186 67 0 0 0 0 0 0 0 22 0 0 0 0 0 0 0 0 214926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9873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5242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8591766 0 5989546 385962 14683740 128227 0 1874 1734976 20146 5647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67895294 13219290 <text:s text:c="3"/>0 <text:s text:c="3"/>0 <text:s text:c="3"/>0 <text:s text:c="4"/>0 <text:s text:c="9"/>0 <text:s text:c="8"/>0 2167895294 1321929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78869627 1695440 <text:s text:c="3"/>0 <text:s text:c="3"/>0 <text:s text:c="3"/>0 <text:s text:c="4"/>0 <text:s text:c="9"/>0 <text:s text:c="8"/>0 893669286 <text:s/>77158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7493 7109 796558 268396 110688 661582 6194488 4825752 0 240940 5105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390 7079 795506 267792 110688 661582 6194488 4825752 0 240744 5105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6 0 0 0 0 0 56 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56 0 0 0 0 0 456 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17 115549 21 15 6 52 25 34 20 0 1 0 4 2928640 400 4294967295 9465856 9565692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400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9544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7158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78869627 (178.8 MB) <text:s/>TX bytes:893669286 (893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321929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321929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67895294 (2.1 GB) <text:s/>TX bytes:2167895294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2 <text:s text:c="5"/>288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5.9" table:style-name="ce1">
            <text:p>55.9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float" office:value="66.5" table:style-name="ce1">
            <text:p>6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8.7" table:style-name="ce1">
            <text:p>78.7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.5</text:p>
          </table:table-cell>
          <table:table-cell office:value-type="float" office:value="95.4" table:style-name="ce1">
            <text:p>9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41.9" table:style-name="ce1">
            <text:p>41.9</text:p>
          </table:table-cell>
          <table:table-cell office:value-type="float" office:value="19.5" table:style-name="ce1">
            <text:p>19.5</text:p>
          </table:table-cell>
          <table:table-cell office:value-type="float" office:value="0.3" table:style-name="ce1">
            <text:p>0.3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61.4" table:style-name="ce1">
            <text:p>6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5.7" table:style-name="ce1">
            <text:p>25.7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739999999999995" table:style-name="ce1">
            <text:p>40.74</text:p>
          </table:table-cell>
          <table:table-cell office:value-type="float" office:value="11.88" table:style-name="ce1">
            <text:p>11.88</text:p>
          </table:table-cell>
          <table:table-cell office:value-type="float" office:value="0.06" table:style-name="ce1">
            <text:p>0.06</text:p>
          </table:table-cell>
          <table:table-cell office:value-type="float" office:value="47.3" table:style-name="ce1">
            <text:p>47.3</text:p>
          </table:table-cell>
          <table:table-cell office:value-type="float" office:value="52.620000000000005" table:style-name="ce1">
            <text:p>52.62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7.54" table:style-name="ce11">
            <text:p>37.5</text:p>
          </table:table-cell>
          <table:table-cell office:value-type="float" office:value="11.46" table:style-name="ce11">
            <text:p>11.5</text:p>
          </table:table-cell>
          <table:table-cell office:value-type="float" office:value="0" table:style-name="ce11">
            <text:p>0.0</text:p>
          </table:table-cell>
          <table:table-cell office:value-type="float" office:value="51.04" table:style-name="ce11">
            <text:p>51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0.820000000000007" table:style-name="ce11">
            <text:p>40.8</text:p>
          </table:table-cell>
          <table:table-cell office:value-type="float" office:value="12.939999999999998" table:style-name="ce11">
            <text:p>12.9</text:p>
          </table:table-cell>
          <table:table-cell office:value-type="float" office:value="0.2" table:style-name="ce11">
            <text:p>0.2</text:p>
          </table:table-cell>
          <table:table-cell office:value-type="float" office:value="46.08" table:style-name="ce11">
            <text:p>46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1.5" table:style-name="ce11">
            <text:p>41.5</text:p>
          </table:table-cell>
          <table:table-cell office:value-type="float" office:value="11.559999999999999" table:style-name="ce11">
            <text:p>11.6</text:p>
          </table:table-cell>
          <table:table-cell office:value-type="float" office:value="0" table:style-name="ce11">
            <text:p>0.0</text:p>
          </table:table-cell>
          <table:table-cell office:value-type="float" office:value="46.98" table:style-name="ce11">
            <text:p>4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2.04" table:style-name="ce11">
            <text:p>42.0</text:p>
          </table:table-cell>
          <table:table-cell office:value-type="float" office:value="11.54" table:style-name="ce11">
            <text:p>11.5</text:p>
          </table:table-cell>
          <table:table-cell office:value-type="float" office:value="6.0000000000000012E-2" table:style-name="ce11">
            <text:p>0.1</text:p>
          </table:table-cell>
          <table:table-cell office:value-type="float" office:value="46.360000000000007" table:style-name="ce11">
            <text:p>46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0" table:style-name="ce1">
            <text:p>0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0" table:style-name="ce1">
            <text:p>0</text:p>
          </table:table-cell>
          <table:table-cell office:value-type="float" office:value="1501.4" table:style-name="ce1">
            <text:p>1501.4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0" table:style-name="ce1">
            <text:p>0</text:p>
          </table:table-cell>
          <table:table-cell office:value-type="float" office:value="3341.2" table:style-name="ce1">
            <text:p>3341.2</text:p>
          </table:table-cell>
          <table:table-cell office:value-type="float" office:value="16.2" table:style-name="ce1">
            <text:p>16.2</text:p>
          </table:table-cell>
          <table:table-cell table:number-columns-repeated="16380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0" table:style-name="ce1">
            <text:p>0</text:p>
          </table:table-cell>
          <table:table-cell office:value-type="float" office:value="532.6" table:style-name="ce1">
            <text:p>532.6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88.3200000000002" table:formula="msoxl:=AVERAGE(C2:C6)" table:style-name="ce8">
            <text:p>1088.3</text:p>
          </table:table-cell>
          <table:table-cell office:value-type="float" office:value="6.1999999999999993" table:formula="msoxl:=AVERAGE(D2:D6)" table:style-name="ce8">
            <text:p>6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1430.4044780946774" table:formula="msoxl:=IF(C8=0,0,MAX(SUMPRODUCT(C2:C6,C2:C6)/SUM(C2:C6)-C8,0))" table:style-name="ce8">
            <text:p>1430.4</text:p>
          </table:table-cell>
          <table:table-cell office:value-type="float" office:value="4.996129032258068" table:formula="msoxl:=IF(D8=0,0,MAX(SUMPRODUCT(D2:D6,D2:D6)/SUM(D2:D6)-D8,0))" table:style-name="ce8">
            <text:p>5.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822.47552190532224" table:formula="msoxl:=ABS(MAX(C2:C6)-C8-C9)" table:style-name="ce8">
            <text:p>822.5</text:p>
          </table:table-cell>
          <table:table-cell office:value-type="float" office:value="5.003870967741932" table:formula="msoxl:=ABS(MAX(D2:D6)-D8-D9)" table:style-name="ce8">
            <text:p>5.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" table:style-name="ce1">
            <text:p>57</text:p>
          </table:table-cell>
          <table:table-cell table:number-columns-repeated="1612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208.6" table:style-name="ce1">
            <text:p>208.6</text:p>
          </table:table-cell>
          <table:table-cell office:value-type="float" office:value="208.6" table:style-name="ce1">
            <text:p>20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7.2" table:style-name="ce1">
            <text:p>417.2</text:p>
          </table:table-cell>
          <table:table-cell table:number-columns-repeated="1612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206.3" table:style-name="ce1">
            <text:p>206.3</text:p>
          </table:table-cell>
          <table:table-cell office:value-type="float" office:value="206.3" table:style-name="ce1">
            <text:p>20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2.6" table:style-name="ce1">
            <text:p>412.6</text:p>
          </table:table-cell>
          <table:table-cell table:number-columns-repeated="1612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101.1" table:style-name="ce1">
            <text:p>101.1</text:p>
          </table:table-cell>
          <table:table-cell office:value-type="float" office:value="101.1" table:style-name="ce1">
            <text:p>10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.2" table:style-name="ce1">
            <text:p>20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.9" table:formula="msoxl:=AVERAGE(B2:B6)" table:style-name="ce8">
            <text:p>108.9</text:p>
          </table:table-cell>
          <table:table-cell office:value-type="float" office:value="108.9" table:formula="msoxl:=AVERAGE(C2:C6)" table:style-name="ce8">
            <text:p>108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9.441799816345252" table:formula="msoxl:=IF(B8=0,0,MAX(SUMPRODUCT(B2:B6,B2:B6)/SUM(B2:B6)-B8,0))" table:style-name="ce8">
            <text:p>69.4</text:p>
          </table:table-cell>
          <table:table-cell office:value-type="float" office:value="69.441799816345252" table:formula="msoxl:=IF(C8=0,0,MAX(SUMPRODUCT(C2:C6,C2:C6)/SUM(C2:C6)-C8,0))" table:style-name="ce8">
            <text:p>69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.258200183654736" table:formula="msoxl:=ABS(MAX(B2:B6)-B8-B9)" table:style-name="ce8">
            <text:p>30.3</text:p>
          </table:table-cell>
          <table:table-cell office:value-type="float" office:value="30.258200183654736" table:formula="msoxl:=ABS(MAX(C2:C6)-C8-C9)" table:style-name="ce8">
            <text:p>30.3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78.34179981634526" table:formula="msoxl:=B8+ B9" table:style-name="ce8">
            <text:p>178.3</text:p>
          </table:table-cell>
          <table:table-cell office:value-type="float" office:value="178.34179981634526" table:formula="msoxl:=C8+ C9" table:style-name="ce8">
            <text:p>178.3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1" table:style-name="ce1">
            <text:p>6.1</text:p>
          </table:table-cell>
          <table:table-cell table:number-columns-repeated="1612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3.5" table:style-name="ce1">
            <text:p>3.5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9" table:style-name="ce1">
            <text:p>6.9</text:p>
          </table:table-cell>
          <table:table-cell table:number-columns-repeated="1612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5" table:formula="msoxl:=AVERAGE(B2:B6)" table:style-name="ce8">
            <text:p>1.5</text:p>
          </table:table-cell>
          <table:table-cell office:value-type="float" office:value="1.5" table:formula="msoxl:=AVERAGE(C2:C6)" table:style-name="ce8">
            <text:p>1.5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106666666666663" table:formula="msoxl:=IF(B8=0,0,MAX(SUMPRODUCT(B2:B6,B2:B6)/SUM(B2:B6)-B8,0))" table:style-name="ce8">
            <text:p>1.4</text:p>
          </table:table-cell>
          <table:table-cell office:value-type="float" office:value="1.3999999999999995" table:formula="msoxl:=IF(C8=0,0,MAX(SUMPRODUCT(C2:C6,C2:C6)/SUM(C2:C6)-C8,0))" table:style-name="ce8">
            <text:p>1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8933333333333371" table:formula="msoxl:=ABS(MAX(B2:B6)-B8-B9)" table:style-name="ce8">
            <text:p>0.6</text:p>
          </table:table-cell>
          <table:table-cell office:value-type="float" office:value="0.50000000000000044" table:formula="msoxl:=ABS(MAX(C2:C6)-C8-C9)" table:style-name="ce8">
            <text:p>0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9106666666666663" table:formula="msoxl:=B8+ B9" table:style-name="ce8">
            <text:p>2.9</text:p>
          </table:table-cell>
          <table:table-cell office:value-type="float" office:value="2.8999999999999995" table:formula="msoxl:=C8+ C9" table:style-name="ce8">
            <text:p>2.9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.400000000000006" table:style-name="ce1">
            <text:p>66.4</text:p>
          </table:table-cell>
          <table:table-cell table:number-columns-repeated="1612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50.7" table:style-name="ce1">
            <text:p>750.7</text:p>
          </table:table-cell>
          <table:table-cell office:value-type="float" office:value="750.7" table:style-name="ce1">
            <text:p>75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01.4" table:style-name="ce1">
            <text:p>1501.4</text:p>
          </table:table-cell>
          <table:table-cell table:number-columns-repeated="1612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1670.6" table:style-name="ce1">
            <text:p>1670.6</text:p>
          </table:table-cell>
          <table:table-cell office:value-type="float" office:value="1670.6" table:style-name="ce1">
            <text:p>167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41.2" table:style-name="ce1">
            <text:p>3341.2</text:p>
          </table:table-cell>
          <table:table-cell table:number-columns-repeated="1612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66.3" table:style-name="ce1">
            <text:p>266.3</text:p>
          </table:table-cell>
          <table:table-cell office:value-type="float" office:value="266.3" table:style-name="ce1">
            <text:p>26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2.6" table:style-name="ce1">
            <text:p>53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4.16000000000008" table:formula="msoxl:=AVERAGE(B2:B6)" table:style-name="ce8">
            <text:p>544.2</text:p>
          </table:table-cell>
          <table:table-cell office:value-type="float" office:value="544.16000000000008" table:formula="msoxl:=AVERAGE(C2:C6)" table:style-name="ce8">
            <text:p>544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15.20223904733871" table:formula="msoxl:=IF(B8=0,0,MAX(SUMPRODUCT(B2:B6,B2:B6)/SUM(B2:B6)-B8,0))" table:style-name="ce8">
            <text:p>715.2</text:p>
          </table:table-cell>
          <table:table-cell office:value-type="float" office:value="715.20223904733871" table:formula="msoxl:=IF(C8=0,0,MAX(SUMPRODUCT(C2:C6,C2:C6)/SUM(C2:C6)-C8,0))" table:style-name="ce8">
            <text:p>715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11.23776095266112" table:formula="msoxl:=ABS(MAX(B2:B6)-B8-B9)" table:style-name="ce8">
            <text:p>411.2</text:p>
          </table:table-cell>
          <table:table-cell office:value-type="float" office:value="411.23776095266112" table:formula="msoxl:=ABS(MAX(C2:C6)-C8-C9)" table:style-name="ce8">
            <text:p>411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59.3622390473388" table:formula="msoxl:=B8+ B9" table:style-name="ce8">
            <text:p>1259.4</text:p>
          </table:table-cell>
          <table:table-cell office:value-type="float" office:value="1259.3622390473388" table:formula="msoxl:=C8+ C9" table:style-name="ce8">
            <text:p>1259.4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2" table:style-name="ce1">
            <text:p>16.2</text:p>
          </table:table-cell>
          <table:table-cell table:number-columns-repeated="1612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0999999999999996" table:formula="msoxl:=AVERAGE(B2:B6)" table:style-name="ce8">
            <text:p>3.1</text:p>
          </table:table-cell>
          <table:table-cell office:value-type="float" office:value="3.0999999999999996" table:formula="msoxl:=AVERAGE(C2:C6)" table:style-name="ce8">
            <text:p>3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98064516129034" table:formula="msoxl:=IF(B8=0,0,MAX(SUMPRODUCT(B2:B6,B2:B6)/SUM(B2:B6)-B8,0))" table:style-name="ce8">
            <text:p>2.5</text:p>
          </table:table-cell>
          <table:table-cell office:value-type="float" office:value="2.498064516129034" table:formula="msoxl:=IF(C8=0,0,MAX(SUMPRODUCT(C2:C6,C2:C6)/SUM(C2:C6)-C8,0))" table:style-name="ce8">
            <text:p>2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501935483870966" table:formula="msoxl:=ABS(MAX(B2:B6)-B8-B9)" table:style-name="ce8">
            <text:p>2.5</text:p>
          </table:table-cell>
          <table:table-cell office:value-type="float" office:value="2.501935483870966" table:formula="msoxl:=ABS(MAX(C2:C6)-C8-C9)" table:style-name="ce8">
            <text:p>2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5980645161290337" table:formula="msoxl:=B8+ B9" table:style-name="ce8">
            <text:p>5.6</text:p>
          </table:table-cell>
          <table:table-cell office:value-type="float" office:value="5.5980645161290337" table:formula="msoxl:=C8+ C9" table:style-name="ce8">
            <text:p>5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2" table:formula="msoxl:=AVERAGE(B2:B6)" table:style-name="ce8">
            <text:p>57.5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53685674535609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7934631432545842" table:formula="msoxl:=ABS(MAX(B2:B6)-B8-B9)" table:style-name="ce8">
            <text:p>0.3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6.2" table:style-name="ce1">
            <text:p>4336.2</text:p>
          </table:table-cell>
          <table:table-cell office:value-type="float" office:value="3764.6" table:style-name="ce1">
            <text:p>3764.6</text:p>
          </table:table-cell>
          <table:table-cell office:value-type="float" office:value="571.6" table:style-name="ce1">
            <text:p>57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6" table:style-name="ce1">
            <text:p>714.6</text:p>
          </table:table-cell>
          <table:table-cell office:value-type="float" office:value="2402.3000000000002" table:style-name="ce1">
            <text:p>2402.3</text:p>
          </table:table-cell>
          <table:table-cell office:value-type="float" office:value="-1" table:style-name="ce1">
            <text:p>-1</text:p>
          </table:table-cell>
          <table:table-cell office:value-type="float" office:value="163.5" table:style-name="ce1">
            <text:p>163.5</text:p>
          </table:table-cell>
          <table:table-cell office:value-type="float" office:value="0" table:style-name="ce1">
            <text:p>0</text:p>
          </table:table-cell>
          <table:table-cell office:value-type="float" office:value="261.7" table:style-name="ce1">
            <text:p>261.7</text:p>
          </table:table-cell>
          <table:table-cell table:number-columns-repeated="1636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3.2" table:style-name="ce1">
            <text:p>4283.2</text:p>
          </table:table-cell>
          <table:table-cell office:value-type="float" office:value="3713.4" table:style-name="ce1">
            <text:p>3713.4</text:p>
          </table:table-cell>
          <table:table-cell office:value-type="float" office:value="569.79999999999995" table:style-name="ce1">
            <text:p>56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7" table:style-name="ce1">
            <text:p>735.7</text:p>
          </table:table-cell>
          <table:table-cell office:value-type="float" office:value="2438.8000000000002" table:style-name="ce1">
            <text:p>2438.8</text:p>
          </table:table-cell>
          <table:table-cell office:value-type="float" office:value="-1" table:style-name="ce1">
            <text:p>-1</text:p>
          </table:table-cell>
          <table:table-cell office:value-type="float" office:value="163.9" table:style-name="ce1">
            <text:p>163.9</text:p>
          </table:table-cell>
          <table:table-cell office:value-type="float" office:value="0" table:style-name="ce1">
            <text:p>0</text:p>
          </table:table-cell>
          <table:table-cell office:value-type="float" office:value="277.60000000000002" table:style-name="ce1">
            <text:p>277.6</text:p>
          </table:table-cell>
          <table:table-cell table:number-columns-repeated="1636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6.1000000000004" table:style-name="ce1">
            <text:p>4216.1</text:p>
          </table:table-cell>
          <table:table-cell office:value-type="float" office:value="3646.5" table:style-name="ce1">
            <text:p>3646.5</text:p>
          </table:table-cell>
          <table:table-cell office:value-type="float" office:value="569.70000000000005" table:style-name="ce1">
            <text:p>56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9" table:style-name="ce1">
            <text:p>739</text:p>
          </table:table-cell>
          <table:table-cell office:value-type="float" office:value="2503.6999999999998" table:style-name="ce1">
            <text:p>2503.7</text:p>
          </table:table-cell>
          <table:table-cell office:value-type="float" office:value="-1" table:style-name="ce1">
            <text:p>-1</text:p>
          </table:table-cell>
          <table:table-cell office:value-type="float" office:value="163.9" table:style-name="ce1">
            <text:p>163.9</text:p>
          </table:table-cell>
          <table:table-cell office:value-type="float" office:value="0" table:style-name="ce1">
            <text:p>0</text:p>
          </table:table-cell>
          <table:table-cell office:value-type="float" office:value="279.5" table:style-name="ce1">
            <text:p>279.5</text:p>
          </table:table-cell>
          <table:table-cell table:number-columns-repeated="1636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41" table:style-name="ce1">
            <text:p>4141</text:p>
          </table:table-cell>
          <table:table-cell office:value-type="float" office:value="3571.9" table:style-name="ce1">
            <text:p>3571.9</text:p>
          </table:table-cell>
          <table:table-cell office:value-type="float" office:value="569.1" table:style-name="ce1">
            <text:p>569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8.8" table:style-name="ce1">
            <text:p>758.8</text:p>
          </table:table-cell>
          <table:table-cell office:value-type="float" office:value="2578.6" table:style-name="ce1">
            <text:p>2578.6</text:p>
          </table:table-cell>
          <table:table-cell office:value-type="float" office:value="-1" table:style-name="ce1">
            <text:p>-1</text:p>
          </table:table-cell>
          <table:table-cell office:value-type="float" office:value="163.9" table:style-name="ce1">
            <text:p>163.9</text:p>
          </table:table-cell>
          <table:table-cell office:value-type="float" office:value="0" table:style-name="ce1">
            <text:p>0</text:p>
          </table:table-cell>
          <table:table-cell office:value-type="float" office:value="277.7" table:style-name="ce1">
            <text:p>277.7</text:p>
          </table:table-cell>
          <table:table-cell table:number-columns-repeated="1636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1.3999999999996" table:style-name="ce1">
            <text:p>4181.4</text:p>
          </table:table-cell>
          <table:table-cell office:value-type="float" office:value="3612.1" table:style-name="ce1">
            <text:p>3612.1</text:p>
          </table:table-cell>
          <table:table-cell office:value-type="float" office:value="569.29999999999995" table:style-name="ce1">
            <text:p>569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9" table:style-name="ce1">
            <text:p>717.9</text:p>
          </table:table-cell>
          <table:table-cell office:value-type="float" office:value="2551" table:style-name="ce1">
            <text:p>2551</text:p>
          </table:table-cell>
          <table:table-cell office:value-type="float" office:value="-1" table:style-name="ce1">
            <text:p>-1</text:p>
          </table:table-cell>
          <table:table-cell office:value-type="float" office:value="163.9" table:style-name="ce1">
            <text:p>163.9</text:p>
          </table:table-cell>
          <table:table-cell office:value-type="float" office:value="0" table:style-name="ce1">
            <text:p>0</text:p>
          </table:table-cell>
          <table:table-cell office:value-type="float" office:value="264.7" table:style-name="ce1">
            <text:p>264.7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6742.1" table:style-name="ce1">
            <text:p>6742.1</text:p>
          </table:table-cell>
          <table:table-cell office:value-type="float" office:value="174" table:style-name="ce1">
            <text:p>174</text:p>
          </table:table-cell>
          <table:table-cell office:value-type="float" office:value="6742.1" table:style-name="ce1">
            <text:p>6742.1</text:p>
          </table:table-cell>
          <table:table-cell office:value-type="float" office:value="678.7" table:style-name="ce1">
            <text:p>678.7</text:p>
          </table:table-cell>
          <table:table-cell office:value-type="float" office:value="13484.2" table:style-name="ce1">
            <text:p>13484.2</text:p>
          </table:table-cell>
          <table:table-cell office:value-type="float" office:value="852.7" table:style-name="ce1">
            <text:p>852.7</text:p>
          </table:table-cell>
          <table:table-cell office:value-type="float" office:value="6916.1" table:style-name="ce1">
            <text:p>6916.1</text:p>
          </table:table-cell>
          <table:table-cell office:value-type="float" office:value="-7420.8" table:style-name="ce1">
            <text:p>-7420.8</text:p>
          </table:table-cell>
          <table:table-cell table:number-columns-repeated="16375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11758.8" table:style-name="ce1">
            <text:p>11758.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1758.8" table:style-name="ce1">
            <text:p>11758.8</text:p>
          </table:table-cell>
          <table:table-cell office:value-type="float" office:value="135.19999999999999" table:style-name="ce1">
            <text:p>135.2</text:p>
          </table:table-cell>
          <table:table-cell office:value-type="float" office:value="23517.599999999999" table:style-name="ce1">
            <text:p>23517.6</text:p>
          </table:table-cell>
          <table:table-cell office:value-type="float" office:value="144.5" table:style-name="ce1">
            <text:p>144.5</text:p>
          </table:table-cell>
          <table:table-cell office:value-type="float" office:value="11768.099999999999" table:style-name="ce1">
            <text:p>11768.1</text:p>
          </table:table-cell>
          <table:table-cell office:value-type="float" office:value="-11894" table:style-name="ce1">
            <text:p>-11894</text:p>
          </table:table-cell>
          <table:table-cell table:number-columns-repeated="16375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3072.1" table:style-name="ce1">
            <text:p>3072.1</text:p>
          </table:table-cell>
          <table:table-cell office:value-type="float" office:value="53.9" table:style-name="ce1">
            <text:p>53.9</text:p>
          </table:table-cell>
          <table:table-cell office:value-type="float" office:value="3072.1" table:style-name="ce1">
            <text:p>3072.1</text:p>
          </table:table-cell>
          <table:table-cell office:value-type="float" office:value="1226" table:style-name="ce1">
            <text:p>1226</text:p>
          </table:table-cell>
          <table:table-cell office:value-type="float" office:value="6144.2" table:style-name="ce1">
            <text:p>6144.2</text:p>
          </table:table-cell>
          <table:table-cell office:value-type="float" office:value="1279.9000000000001" table:style-name="ce1">
            <text:p>1279.9</text:p>
          </table:table-cell>
          <table:table-cell office:value-type="float" office:value="3126" table:style-name="ce1">
            <text:p>3126</text:p>
          </table:table-cell>
          <table:table-cell office:value-type="float" office:value="-4298.1000000000004" table:style-name="ce1">
            <text:p>-4298.1</text:p>
          </table:table-cell>
          <table:table-cell table:number-columns-repeated="16375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3194.9" table:style-name="ce1">
            <text:p>3194.9</text:p>
          </table:table-cell>
          <table:table-cell office:value-type="float" office:value="24.5" table:style-name="ce1">
            <text:p>24.5</text:p>
          </table:table-cell>
          <table:table-cell office:value-type="float" office:value="3194.9" table:style-name="ce1">
            <text:p>3194.9</text:p>
          </table:table-cell>
          <table:table-cell office:value-type="float" office:value="336.3" table:style-name="ce1">
            <text:p>336.3</text:p>
          </table:table-cell>
          <table:table-cell office:value-type="float" office:value="6389.8" table:style-name="ce1">
            <text:p>6389.8</text:p>
          </table:table-cell>
          <table:table-cell office:value-type="float" office:value="360.8" table:style-name="ce1">
            <text:p>360.8</text:p>
          </table:table-cell>
          <table:table-cell office:value-type="float" office:value="3219.4" table:style-name="ce1">
            <text:p>3219.4</text:p>
          </table:table-cell>
          <table:table-cell office:value-type="float" office:value="-3531.2000000000003" table:style-name="ce1">
            <text:p>-3531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953.58" table:formula="msoxl:=AVERAGE(B2:B6)" table:style-name="ce8">
            <text:p>4953.6</text:p>
          </table:table-cell>
          <table:table-cell office:value-type="float" office:value="52.52" table:formula="msoxl:=AVERAGE(C2:C6)" table:style-name="ce8">
            <text:p>52.5</text:p>
          </table:table-cell>
          <table:table-cell office:value-type="float" office:value="4953.58" table:formula="msoxl:=AVERAGE(D2:D6)" table:style-name="ce8">
            <text:p>4953.6</text:p>
          </table:table-cell>
          <table:table-cell office:value-type="float" office:value="475.28000000000003" table:formula="msoxl:=AVERAGE(E2:E6)" table:style-name="ce8">
            <text:p>475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257.4703623641872" table:formula="msoxl:=IF(B8=0,0,MAX(SUMPRODUCT(B2:B6,B2:B6)/SUM(B2:B6)-B8,0))" table:style-name="ce8">
            <text:p>3257.5</text:p>
          </table:table-cell>
          <table:table-cell office:value-type="float" office:value="76.454714394516373" table:formula="msoxl:=IF(C8=0,0,MAX(SUMPRODUCT(C2:C6,C2:C6)/SUM(C2:C6)-C8,0))" table:style-name="ce8">
            <text:p>76.5</text:p>
          </table:table-cell>
          <table:table-cell office:value-type="float" office:value="3257.4703623641872" table:formula="msoxl:=IF(D8=0,0,MAX(SUMPRODUCT(D2:D6,D2:D6)/SUM(D2:D6)-D8,0))" table:style-name="ce8">
            <text:p>3257.5</text:p>
          </table:table-cell>
          <table:table-cell office:value-type="float" office:value="406.34197441508155" table:formula="msoxl:=IF(E8=0,0,MAX(SUMPRODUCT(E2:E6,E2:E6)/SUM(E2:E6)-E8,0))" table:style-name="ce8">
            <text:p>406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547.7496376358122" table:formula="msoxl:=ABS(MAX(B2:B6)-B8-B9)" table:style-name="ce8">
            <text:p>3547.7</text:p>
          </table:table-cell>
          <table:table-cell office:value-type="float" office:value="45.025285605483617" table:formula="msoxl:=ABS(MAX(C2:C6)-C8-C9)" table:style-name="ce8">
            <text:p>45.0</text:p>
          </table:table-cell>
          <table:table-cell office:value-type="float" office:value="3547.7496376358122" table:formula="msoxl:=ABS(MAX(D2:D6)-D8-D9)" table:style-name="ce8">
            <text:p>3547.7</text:p>
          </table:table-cell>
          <table:table-cell office:value-type="float" office:value="344.37802558491848" table:formula="msoxl:=ABS(MAX(E2:E6)-E8-E9)" table:style-name="ce8">
            <text:p>344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21393.8" table:style-name="ce1">
            <text:p>21393.8</text:p>
          </table:table-cell>
          <table:table-cell office:value-type="float" office:value="544.70000000000005" table:style-name="ce1">
            <text:p>544.7</text:p>
          </table:table-cell>
          <table:table-cell office:value-type="float" office:value="21393.8" table:style-name="ce1">
            <text:p>21393.8</text:p>
          </table:table-cell>
          <table:table-cell office:value-type="float" office:value="937.6" table:style-name="ce1">
            <text:p>937.6</text:p>
          </table:table-cell>
          <table:table-cell table:number-columns-repeated="16379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42135.7" table:style-name="ce1">
            <text:p>42135.7</text:p>
          </table:table-cell>
          <table:table-cell office:value-type="float" office:value="52.6" table:style-name="ce1">
            <text:p>52.6</text:p>
          </table:table-cell>
          <table:table-cell office:value-type="float" office:value="42135.7" table:style-name="ce1">
            <text:p>42135.7</text:p>
          </table:table-cell>
          <table:table-cell office:value-type="float" office:value="111.4" table:style-name="ce1">
            <text:p>111.4</text:p>
          </table:table-cell>
          <table:table-cell table:number-columns-repeated="16379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10976.2" table:style-name="ce1">
            <text:p>10976.2</text:p>
          </table:table-cell>
          <table:table-cell office:value-type="float" office:value="396.1" table:style-name="ce1">
            <text:p>396.1</text:p>
          </table:table-cell>
          <table:table-cell office:value-type="float" office:value="10976.2" table:style-name="ce1">
            <text:p>10976.2</text:p>
          </table:table-cell>
          <table:table-cell office:value-type="float" office:value="960.9" table:style-name="ce1">
            <text:p>960.9</text:p>
          </table:table-cell>
          <table:table-cell table:number-columns-repeated="16379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11275" table:style-name="ce1">
            <text:p>11275</text:p>
          </table:table-cell>
          <table:table-cell office:value-type="float" office:value="140.4" table:style-name="ce1">
            <text:p>140.4</text:p>
          </table:table-cell>
          <table:table-cell office:value-type="float" office:value="11275" table:style-name="ce1">
            <text:p>11275</text:p>
          </table:table-cell>
          <table:table-cell office:value-type="float" office:value="296" table:style-name="ce1">
            <text:p>29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156.14" table:formula="msoxl:=AVERAGE(B2:B6)" table:style-name="ce8">
            <text:p>17156.1</text:p>
          </table:table-cell>
          <table:table-cell office:value-type="float" office:value="228.94" table:formula="msoxl:=AVERAGE(C2:C6)" table:style-name="ce8">
            <text:p>228.9</text:p>
          </table:table-cell>
          <table:table-cell office:value-type="float" office:value="17156.14" table:formula="msoxl:=AVERAGE(D2:D6)" table:style-name="ce8">
            <text:p>17156.1</text:p>
          </table:table-cell>
          <table:table-cell office:value-type="float" office:value="461.36" table:formula="msoxl:=AVERAGE(E2:E6)" table:style-name="ce8">
            <text:p>46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763.121376626677" table:formula="msoxl:=IF(B8=0,0,MAX(SUMPRODUCT(B2:B6,B2:B6)/SUM(B2:B6)-B8,0))" table:style-name="ce8">
            <text:p>11763.1</text:p>
          </table:table-cell>
          <table:table-cell office:value-type="float" office:value="187.05635712413732" table:formula="msoxl:=IF(C8=0,0,MAX(SUMPRODUCT(C2:C6,C2:C6)/SUM(C2:C6)-C8,0))" table:style-name="ce8">
            <text:p>187.1</text:p>
          </table:table-cell>
          <table:table-cell office:value-type="float" office:value="11763.121376626677" table:formula="msoxl:=IF(D8=0,0,MAX(SUMPRODUCT(D2:D6,D2:D6)/SUM(D2:D6)-D8,0))" table:style-name="ce8">
            <text:p>11763.1</text:p>
          </table:table-cell>
          <table:table-cell office:value-type="float" office:value="363.35360325992701" table:formula="msoxl:=IF(E8=0,0,MAX(SUMPRODUCT(E2:E6,E2:E6)/SUM(E2:E6)-E8,0))" table:style-name="ce8">
            <text:p>36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216.43862337332" table:formula="msoxl:=ABS(MAX(B2:B6)-B8-B9)" table:style-name="ce8">
            <text:p>13216.4</text:p>
          </table:table-cell>
          <table:table-cell office:value-type="float" office:value="128.70364287586273" table:formula="msoxl:=ABS(MAX(C2:C6)-C8-C9)" table:style-name="ce8">
            <text:p>128.7</text:p>
          </table:table-cell>
          <table:table-cell office:value-type="float" office:value="13216.43862337332" table:formula="msoxl:=ABS(MAX(D2:D6)-D8-D9)" table:style-name="ce8">
            <text:p>13216.4</text:p>
          </table:table-cell>
          <table:table-cell office:value-type="float" office:value="136.18639674007295" table:formula="msoxl:=ABS(MAX(E2:E6)-E8-E9)" table:style-name="ce8">
            <text:p>136.2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25272" table:style-name="ce1">
            <text:p>252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8" table:style-name="ce1">
            <text:p>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47054.3" table:style-name="ce1">
            <text:p>4705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116.6" table:style-name="ce1">
            <text:p>1311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4" table:style-name="ce1">
            <text:p>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463.6" table:style-name="ce1">
            <text:p>1246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1237" table:style-name="ce1">
            <text:p>1237</text:p>
          </table:table-cell>
          <table:table-cell office:value-type="float" office:value="-1" table:style-name="ce1">
            <text:p>-1</text:p>
          </table:table-cell>
          <table:table-cell office:value-type="float" office:value="852" table:style-name="ce1">
            <text:p>852</text:p>
          </table:table-cell>
          <table:table-cell office:value-type="float" office:value="693" table:style-name="ce1">
            <text:p>693</text:p>
          </table:table-cell>
          <table:table-cell office:value-type="float" office:value="-1" table:style-name="ce1">
            <text:p>-1</text:p>
          </table:table-cell>
          <table:table-cell office:value-type="float" office:value="224793" table:style-name="ce1">
            <text:p>2247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19" table:style-name="ce1">
            <text:p>2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table:number-columns-repeated="16346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548" table:style-name="ce1">
            <text:p>1548</text:p>
          </table:table-cell>
          <table:table-cell office:value-type="float" office:value="0" table:style-name="ce1">
            <text:p>0</text:p>
          </table:table-cell>
          <table:table-cell office:value-type="float" office:value="-197" table:style-name="ce1">
            <text:p>-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4794" table:style-name="ce1">
            <text:p>-2247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5" table:style-name="ce1">
            <text:p>-65</text:p>
          </table:table-cell>
          <table:table-cell table:number-columns-repeated="16346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" table:style-name="ce1">
            <text:p>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7" table:style-name="ce1">
            <text:p>427</text:p>
          </table:table-cell>
          <table:table-cell office:value-type="float" office:value="0" table:style-name="ce1">
            <text:p>0</text:p>
          </table:table-cell>
          <table:table-cell office:value-type="float" office:value="938" table:style-name="ce1">
            <text:p>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46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1188" table:style-name="ce1">
            <text:p>-1188</text:p>
          </table:table-cell>
          <table:table-cell office:value-type="float" office:value="0" table:style-name="ce1">
            <text:p>0</text:p>
          </table:table-cell>
          <table:table-cell office:value-type="float" office:value="644" table:style-name="ce1">
            <text:p>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3" table:style-name="ce1">
            <text:p>43</text:p>
          </table:table-cell>
          <table:table-cell table:number-columns-repeated="16346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69" table:style-name="ce1">
            <text:p>269</text:p>
          </table:table-cell>
          <table:table-cell office:value-type="float" office:value="0" table:style-name="ce1">
            <text:p>0</text:p>
          </table:table-cell>
          <table:table-cell office:value-type="float" office:value="3440" table:style-name="ce1">
            <text:p>34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5759" table:style-name="ce1">
            <text:p>2257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15M2.000S" table:style-name="ce9">
            <text:p>11:15:02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15M2.000S" table:style-name="ce10">
            <text:p>11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15M32.000S" table:style-name="ce9">
            <text:p>11:15:32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15M32.000S" table:style-name="ce10">
            <text:p>11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16M2.000S" table:style-name="ce9">
            <text:p>11:16:02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16M2.000S" table:style-name="ce10">
            <text:p>11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16M32.000S" table:style-name="ce9">
            <text:p>11:16:32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16M32.000S" table:style-name="ce10">
            <text:p>11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17M2.000S" table:style-name="ce9">
            <text:p>11:17:02</text:p>
          </table:table-cell>
          <table:table-cell office:value-type="date" office:date-value="2012-04-27T00:00:00" table:style-name="ce3">
            <text:p>27-Apr-12</text:p>
          </table:table-cell>
          <table:table-cell office:value-type="time" office:time-value="PT984635H17M2.000S" table:style-name="ce10">
            <text:p>11:17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1.6" table:style-name="ce1">
            <text:p>51.6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38.1" table:style-name="ce1">
            <text:p>38.1</text:p>
          </table:table-cell>
          <table:table-cell office:value-type="float" office:value="61.900000000000006" table:style-name="ce1">
            <text:p>61.9</text:p>
          </table:table-cell>
          <table:table-cell table:number-columns-repeated="1637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7.5" table:style-name="ce1">
            <text:p>77.5</text:p>
          </table:table-cell>
          <table:table-cell office:value-type="float" office:value="16.5" table:style-name="ce1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4" table:style-name="ce1">
            <text:p>94</text:p>
          </table:table-cell>
          <table:table-cell table:number-columns-repeated="1637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34.9" table:style-name="ce1">
            <text:p>34.9</text:p>
          </table:table-cell>
          <table:table-cell office:value-type="float" office:value="17.2" table:style-name="ce1">
            <text:p>17.2</text:p>
          </table:table-cell>
          <table:table-cell office:value-type="float" office:value="0" table:style-name="ce1">
            <text:p>0</text:p>
          </table:table-cell>
          <table:table-cell office:value-type="float" office:value="47.9" table:style-name="ce1">
            <text:p>47.9</text:p>
          </table:table-cell>
          <table:table-cell office:value-type="float" office:value="52.099999999999994" table:style-name="ce1">
            <text:p>52.1</text:p>
          </table:table-cell>
          <table:table-cell table:number-columns-repeated="1637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3.2" table:style-name="ce1">
            <text:p>23.2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63.8" table:style-name="ce1">
            <text:p>63.8</text:p>
          </table:table-cell>
          <table:table-cell office:value-type="float" office:value="36.299999999999997" table:style-name="ce1">
            <text:p>3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54" table:style-name="ce1">
            <text:p>37.54</text:p>
          </table:table-cell>
          <table:table-cell office:value-type="float" office:value="11.46" table:style-name="ce1">
            <text:p>11.46</text:p>
          </table:table-cell>
          <table:table-cell office:value-type="float" office:value="0" table:style-name="ce1">
            <text:p>0</text:p>
          </table:table-cell>
          <table:table-cell office:value-type="float" office:value="51.04" table:style-name="ce1">
            <text:p>51.04</text:p>
          </table:table-cell>
          <table:table-cell office:value-type="float" office:value="49" table:style-name="ce1">
            <text:p>49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6.2" table:style-name="ce1">
            <text:p>56.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2.9" table:style-name="ce1">
            <text:p>32.9</text:p>
          </table:table-cell>
          <table:table-cell office:value-type="float" office:value="67.2" table:style-name="ce1">
            <text:p>67.2</text:p>
          </table:table-cell>
          <table:table-cell table:number-columns-repeated="1637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00000000000011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45.2" table:style-name="ce1">
            <text:p>45.2</text:p>
          </table:table-cell>
          <table:table-cell office:value-type="float" office:value="21.4" table:style-name="ce1">
            <text:p>21.4</text:p>
          </table:table-cell>
          <table:table-cell office:value-type="float" office:value="1" table:style-name="ce1">
            <text:p>1</text:p>
          </table:table-cell>
          <table:table-cell office:value-type="float" office:value="32.4" table:style-name="ce1">
            <text:p>32.4</text:p>
          </table:table-cell>
          <table:table-cell office:value-type="float" office:value="66.599999999999994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5.2" table:style-name="ce1">
            <text:p>25.2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60.3" table:style-name="ce1">
            <text:p>60.3</text:p>
          </table:table-cell>
          <table:table-cell office:value-type="float" office:value="39.799999999999997" table:style-name="ce1">
            <text:p>3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0.820000000000007" table:style-name="ce1">
            <text:p>40.82</text:p>
          </table:table-cell>
          <table:table-cell office:value-type="float" office:value="12.939999999999998" table:style-name="ce1">
            <text:p>12.94</text:p>
          </table:table-cell>
          <table:table-cell office:value-type="float" office:value="0.2" table:style-name="ce1">
            <text:p>0.2</text:p>
          </table:table-cell>
          <table:table-cell office:value-type="float" office:value="46.08" table:style-name="ce1">
            <text:p>46.08</text:p>
          </table:table-cell>
          <table:table-cell office:value-type="float" office:value="53.760000000000005" table:style-name="ce1">
            <text:p>53.7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6.2" table:style-name="ce1">
            <text:p>56.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67.2" table:style-name="ce1">
            <text:p>67.2</text:p>
          </table:table-cell>
          <table:table-cell table:number-columns-repeated="1637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78.2" table:style-name="ce1">
            <text:p>78.2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.5</text:p>
          </table:table-cell>
          <table:table-cell office:value-type="float" office:value="94.5" table:style-name="ce1">
            <text:p>94.5</text:p>
          </table:table-cell>
          <table:table-cell table:number-columns-repeated="1637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46.2" table:style-name="ce1">
            <text:p>46.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5.9" table:style-name="ce1">
            <text:p>35.9</text:p>
          </table:table-cell>
          <table:table-cell office:value-type="float" office:value="64.2" table:style-name="ce1">
            <text:p>64.2</text:p>
          </table:table-cell>
          <table:table-cell table:number-columns-repeated="1637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6.3" table:style-name="ce1">
            <text:p>26.3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61.6" table:style-name="ce1">
            <text:p>61.6</text:p>
          </table:table-cell>
          <table:table-cell office:value-type="float" office:value="38.5" table:style-name="ce1">
            <text:p>38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1.5" table:style-name="ce1">
            <text:p>41.5</text:p>
          </table:table-cell>
          <table:table-cell office:value-type="float" office:value="11.559999999999999" table:style-name="ce1">
            <text:p>11.56</text:p>
          </table:table-cell>
          <table:table-cell office:value-type="float" office:value="0" table:style-name="ce1">
            <text:p>0</text:p>
          </table:table-cell>
          <table:table-cell office:value-type="float" office:value="46.98" table:style-name="ce1">
            <text:p>46.98</text:p>
          </table:table-cell>
          <table:table-cell office:value-type="float" office:value="53.06" table:style-name="ce1">
            <text:p>53.06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635H15M2.000S" table:style-name="ce9">
            <text:p>11:15:0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4635H15M32.000S" table:style-name="ce9">
            <text:p>11:15:32</text:p>
          </table:table-cell>
          <table:table-cell office:value-type="float" office:value="58.9" table:style-name="ce1">
            <text:p>58.9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office:value-type="time" office:time-value="PT984635H16M2.000S" table:style-name="ce9">
            <text:p>11:16:02</text:p>
          </table:table-cell>
          <table:table-cell office:value-type="float" office:value="82.3" table:style-name="ce1">
            <text:p>82.3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.1" table:style-name="ce1">
            <text:p>99.1</text:p>
          </table:table-cell>
          <table:table-cell table:number-columns-repeated="16378"/>
        </table:table-row>
        <table:table-row table:style-name="ro1">
          <table:table-cell office:value-type="time" office:time-value="PT984635H16M32.000S" table:style-name="ce9">
            <text:p>11:16:32</text:p>
          </table:table-cell>
          <table:table-cell office:value-type="float" office:value="40.4" table:style-name="ce1">
            <text:p>40.4</text:p>
          </table:table-cell>
          <table:table-cell office:value-type="float" office:value="21.2" table:style-name="ce1">
            <text:p>21.2</text:p>
          </table:table-cell>
          <table:table-cell office:value-type="float" office:value="0.2" table:style-name="ce1">
            <text:p>0.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61.599999999999994" table:style-name="ce1">
            <text:p>61.6</text:p>
          </table:table-cell>
          <table:table-cell table:number-columns-repeated="16378"/>
        </table:table-row>
        <table:table-row table:style-name="ro1">
          <table:table-cell office:value-type="time" office:time-value="PT984635H17M2.000S" table:style-name="ce9">
            <text:p>11:17:02</text:p>
          </table:table-cell>
          <table:table-cell office:value-type="float" office:value="28.1" table:style-name="ce1">
            <text:p>28.1</text:p>
          </table:table-cell>
          <table:table-cell office:value-type="float" office:value="9.4" table:style-name="ce1">
            <text:p>9.4</text:p>
          </table:table-cell>
          <table:table-cell office:value-type="float" office:value="0.1" table:style-name="ce1">
            <text:p>0.1</text:p>
          </table:table-cell>
          <table:table-cell office:value-type="float" office:value="62.4" table:style-name="ce1">
            <text:p>62.4</text:p>
          </table:table-cell>
          <table:table-cell office:value-type="float" office:value="37.5" table:style-name="ce1">
            <text:p>3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2.04" table:style-name="ce1">
            <text:p>42.04</text:p>
          </table:table-cell>
          <table:table-cell office:value-type="float" office:value="11.54" table:style-name="ce1">
            <text:p>11.54</text:p>
          </table:table-cell>
          <table:table-cell office:value-type="float" office:value="6.0000000000000012E-2" table:style-name="ce1">
            <text:p>0.06</text:p>
          </table:table-cell>
          <table:table-cell office:value-type="float" office:value="46.360000000000007" table:style-name="ce1">
            <text:p>46.36</text:p>
          </table:table-cell>
          <table:table-cell office:value-type="float" office:value="53.58" table:style-name="ce1">
            <text:p>53.5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4-27T07:10:20Z</meta:creation-date>
    <dc:date>2012-04-27T07:10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4/27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